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adornments="Normal" style:font-pitch="variable"/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adornments="Norma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4.744cm" fo:margin-top="0cm" fo:margin-bottom="0cm" table:align="center" style:writing-mode="lr-tb"/>
    </style:style>
    <style:style style:name="Tableau1.A" style:family="table-column">
      <style:table-column-properties style:column-width="2.739cm"/>
    </style:style>
    <style:style style:name="Tableau1.B" style:family="table-column">
      <style:table-column-properties style:column-width="12.003cm"/>
    </style:style>
    <style:style style:name="Tableau1.1" style:family="table-row">
      <style:table-row-properties style:min-row-height="0.035cm" fo:keep-together="auto"/>
    </style:style>
    <style:style style:name="Tableau1.A1" style:family="table-cell">
      <style:table-cell-properties style:vertical-align="" fo:background-color="#e7e6e6" fo:padding-left="0.185cm" fo:padding-right="0.203cm" fo:padding-top="0.101cm" fo:padding-bottom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" fo:background-color="#e7e6e6" fo:padding-left="0.185cm" fo:padding-right="0.203cm" fo:padding-top="0.101cm" fo:padding-bottom="0.097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3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4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5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5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6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7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8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9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9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10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10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11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11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12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" fo:padding-left="0.185cm" fo:padding-right="0.203cm" fo:padding-top="0.101cm" fo:padding-bottom="0.097cm" fo:border-left="0.5pt solid #000000" fo:border-right="none" fo:border-top="none" fo:border-bottom="0.5pt solid #000000" style:writing-mode="lr-tb"/>
    </style:style>
    <style:style style:name="Tableau1.B13" style:family="table-cell">
      <style:table-cell-properties style:vertical-align="" fo:padding-left="0.185cm" fo:padding-right="0.203cm" fo:padding-top="0.101cm" fo:padding-bottom="0.097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8.172cm" fo:margin-left="-0.191cm" fo:margin-top="0cm" fo:margin-bottom="0.199cm" table:align="left" style:writing-mode="lr-tb"/>
    </style:style>
    <style:style style:name="Tableau4.A" style:family="table-column">
      <style:table-column-properties style:column-width="9.179cm"/>
    </style:style>
    <style:style style:name="Tableau4.B" style:family="table-column">
      <style:table-column-properties style:column-width="8.99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au2" style:family="table">
      <style:table-properties style:width="8.798cm" style:rel-width="100%" fo:margin-left="0.009cm" fo:margin-top="0cm" fo:margin-bottom="0cm" table:align="left" style:writing-mode="lr-tb"/>
    </style:style>
    <style:style style:name="Tableau2.A" style:family="table-column">
      <style:table-column-properties style:column-width="2.604cm" style:rel-column-width="1476*"/>
    </style:style>
    <style:style style:name="Tableau2.B" style:family="table-column">
      <style:table-column-properties style:column-width="6.193cm" style:rel-column-width="3511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e7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7e6e6" fo:padding="0.101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8.611cm" style:rel-width="100%" fo:margin-left="0.009cm" fo:margin-top="0cm" fo:margin-bottom="0cm" table:align="left" style:writing-mode="lr-tb"/>
    </style:style>
    <style:style style:name="Tableau3.A" style:family="table-column">
      <style:table-column-properties style:column-width="2.549cm" style:rel-column-width="19398*"/>
    </style:style>
    <style:style style:name="Tableau3.B" style:family="table-column">
      <style:table-column-properties style:column-width="6.062cm" style:rel-column-width="46136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e7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" fo:background-color="#e7e6e6" fo:padding="0.101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3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6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6.734cm" fo:margin-left="1.078cm" fo:margin-top="0cm" fo:margin-bottom="0cm" table:align="left" style:writing-mode="lr-tb"/>
    </style:style>
    <style:style style:name="Tableau5.A" style:family="table-column">
      <style:table-column-properties style:column-width="2.231cm"/>
    </style:style>
    <style:style style:name="Tableau5.B" style:family="table-column">
      <style:table-column-properties style:column-width="2.002cm"/>
    </style:style>
    <style:style style:name="Tableau5.C" style:family="table-column">
      <style:table-column-properties style:column-width="5.741cm"/>
    </style:style>
    <style:style style:name="Tableau5.D" style:family="table-column">
      <style:table-column-properties style:column-width="6.75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e7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1" style:family="table-cell">
      <style:table-cell-properties style:vertical-align="" fo:background-color="#e7e6e6" fo:padding="0.101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5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5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5.D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.983cm" fo:margin-left="-0.182cm" fo:margin-top="0cm" fo:margin-bottom="0cm" table:align="left" style:writing-mode="lr-tb"/>
    </style:style>
    <style:style style:name="Tableau6.A" style:family="table-column">
      <style:table-column-properties style:column-width="2.24cm"/>
    </style:style>
    <style:style style:name="Tableau6.B" style:family="table-column">
      <style:table-column-properties style:column-width="5.062cm"/>
    </style:style>
    <style:style style:name="Tableau6.C" style:family="table-column">
      <style:table-column-properties style:column-width="2.514cm"/>
    </style:style>
    <style:style style:name="Tableau6.D" style:family="table-column">
      <style:table-column-properties style:column-width="2.487cm"/>
    </style:style>
    <style:style style:name="Tableau6.E" style:family="table-column">
      <style:table-column-properties style:column-width="1.111cm"/>
    </style:style>
    <style:style style:name="Tableau6.F" style:family="table-column">
      <style:table-column-properties style:column-width="4.56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e7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F1" style:family="table-cell">
      <style:table-cell-properties style:vertical-align="middle" fo:background-color="#e7e6e6" fo:padding="0.101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C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6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F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6.A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E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F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C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D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E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F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6.A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B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C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D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E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au6.F6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6.713cm" fo:margin-left="1.088cm" fo:margin-top="0cm" fo:margin-bottom="0cm" table:align="left" style:writing-mode="lr-tb"/>
    </style:style>
    <style:style style:name="Tableau7.A" style:family="table-column">
      <style:table-column-properties style:column-width="2.185cm"/>
    </style:style>
    <style:style style:name="Tableau7.B" style:family="table-column">
      <style:table-column-properties style:column-width="3.528cm"/>
    </style:style>
    <style:style style:name="Tableau7.C" style:family="table-column">
      <style:table-column-properties style:column-width="4.733cm"/>
    </style:style>
    <style:style style:name="Tableau7.D" style:family="table-column">
      <style:table-column-properties style:column-width="3.201cm"/>
    </style:style>
    <style:style style:name="Tableau7.E" style:family="table-column">
      <style:table-column-properties style:column-width="3.066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background-color="#e7e6e6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E1" style:family="table-cell">
      <style:table-cell-properties style:vertical-align="" fo:background-color="#e7e6e6" fo:padding="0.101cm" fo:border="0.5pt solid #000000" style:writing-mode="lr-tb">
        <style:background-image/>
      </style:table-cell-properties>
    </style:style>
    <style:style style:name="Tableau7.A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7.B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7.C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7.D2" style:family="table-cell">
      <style:table-cell-properties style:vertical-align="" fo:padding="0.101cm" fo:border-left="0.5pt solid #000000" fo:border-right="none" fo:border-top="none" fo:border-bottom="0.5pt solid #000000" style:writing-mode="lr-tb"/>
    </style:style>
    <style:style style:name="Tableau7.E2" style:family="table-cell">
      <style:table-cell-properties style:vertical-align="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 style:master-page-name="Standard">
      <style:paragraph-properties style:page-number="auto"/>
      <style:text-properties officeooo:rsid="001a506e" officeooo:paragraph-rsid="001a506e"/>
    </style:style>
    <style:style style:name="P2" style:family="paragraph" style:parent-style-name="Heading_20_2">
      <style:text-properties officeooo:rsid="001fe429" officeooo:paragraph-rsid="001fe429"/>
    </style:style>
    <style:style style:name="P3" style:family="paragraph" style:parent-style-name="Standard">
      <style:paragraph-properties fo:margin-left="0cm" fo:margin-right="0cm" fo:margin-top="0.212cm" fo:margin-bottom="0.212cm" style:contextual-spacing="false" fo:line-height="107%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1cm" fo:margin-right="0cm" fo:margin-top="0cm" fo:margin-bottom="0.21cm" style:contextual-spacing="false" fo:line-height="115%" fo:hyphenation-ladder-count="no-limit" fo:hyphenation-keep="auto" loext:hyphenation-keep-type="column" fo:text-indent="0cm" style:auto-text-indent="false" fo:padding-left="0.141cm" fo:padding-right="0cm" fo:padding-top="0cm" fo:padding-bottom="0cm" fo:border-left="4.51pt solid #000000" fo:border-right="none" fo:border-top="none" fo:border-bottom="none" style:writing-mode="lr-tb"/>
      <style:text-properties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.212cm" fo:margin-bottom="0.212cm" style:contextual-spacing="false" fo:line-height="107%" fo:text-align="center" style:justify-single-word="false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hyphenation-ladder-count="no-limit" fo:hyphenation-keep="auto" loext:hyphenation-keep-type="column" fo:text-indent="0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 style:writing-mode="lr-tb">
        <style:tab-stops/>
      </style:paragraph-properties>
      <style:text-properties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 style:writing-mode="lr-tb"/>
      <style:text-properties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list-style-name="L1">
      <style:paragraph-properties fo:margin-top="0cm" fo:margin-bottom="0.101cm" style:contextual-spacing="false"/>
    </style:style>
    <style:style style:name="P12" style:family="paragraph" style:parent-style-name="Text_20_body" style:master-page-name="">
      <loext:graphic-properties draw:fill="none"/>
      <style:paragraph-properties fo:margin-left="1.251cm" fo:margin-right="0cm" fo:margin-top="0cm" fo:margin-bottom="0.101cm" style:contextual-spacing="false" fo:line-height="150%" fo:text-indent="0.101cm" style:auto-text-indent="false" style:page-number="auto" fo:background-color="transparent" fo:padding="0.049cm" fo:border-left="4.51pt solid #000000" fo:border-right="none" fo:border-top="none" fo:border-bottom="non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>
      <loext:graphic-properties draw:fill="none"/>
      <style:paragraph-properties fo:margin-left="1.251cm" fo:margin-right="0cm" fo:margin-top="0cm" fo:margin-bottom="0.101cm" style:contextual-spacing="false" fo:line-height="150%" fo:text-indent="0.101cm" style:auto-text-indent="false" fo:background-color="transparent" fo:padding="0.049cm" fo:border-left="4.51pt solid #000000" fo:border-right="none" fo:border-top="none" fo:border-bottom="non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.101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 style:contextual-spacing="false" fo:line-height="100%"/>
    </style:style>
    <style:style style:name="P18" style:family="paragraph" style:parent-style-name="Text_20_body">
      <style:paragraph-properties fo:margin-top="0cm" fo:margin-bottom="0.101cm" style:contextual-spacing="false"/>
    </style:style>
    <style:style style:name="P19" style:family="paragraph" style:parent-style-name="Text_20_body" style:list-style-name="WWNum1">
      <style:paragraph-properties fo:margin-top="0cm" fo:margin-bottom="0.101cm" style:contextual-spacing="false"/>
    </style:style>
    <style:style style:name="P20" style:family="paragraph" style:parent-style-name="Text_20_body" style:list-style-name="WWNum1">
      <style:paragraph-properties fo:margin-top="0cm" fo:margin-bottom="0.101cm" style:contextual-spacing="false" fo:break-before="page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Text_20_body" style:master-page-name="">
      <loext:graphic-properties draw:fill="none"/>
      <style:paragraph-properties fo:margin-left="1.251cm" fo:margin-right="0cm" fo:margin-top="0cm" fo:margin-bottom="0.101cm" style:contextual-spacing="false" fo:line-height="150%" fo:text-indent="0cm" style:auto-text-indent="false" style:page-number="auto" fo:background-color="transparent" fo:padding="0.101cm" fo:border-left="4.51pt solid #000000" fo:border-right="none" fo:border-top="none" fo:border-bottom="non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>
      <loext:graphic-properties draw:fill="none"/>
      <style:paragraph-properties fo:margin-left="1.251cm" fo:margin-right="0cm" fo:margin-top="0cm" fo:margin-bottom="0.101cm" style:contextual-spacing="false" fo:line-height="150%" fo:text-indent="0cm" style:auto-text-indent="false" fo:background-color="transparent" fo:padding="0.101cm" fo:border-left="4.51pt solid #000000" fo:border-right="none" fo:border-top="none" fo:border-bottom="none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WWNum2">
      <style:paragraph-properties fo:margin-top="0cm" fo:margin-bottom="0.101cm" style:contextual-spacing="false"/>
      <style:text-properties officeooo:paragraph-rsid="001fe429"/>
    </style:style>
    <style:style style:name="P25" style:family="paragraph" style:parent-style-name="Text_20_body">
      <style:paragraph-properties fo:margin-left="1.251cm" fo:margin-top="0cm" fo:margin-bottom="0cm" style:contextual-spacing="false" fo:line-height="115%" fo:text-indent="0cm" style:auto-text-indent="false">
        <style:tab-stops>
          <style:tab-stop style:position="4.683cm"/>
        </style:tab-stops>
      </style:paragraph-properties>
    </style:style>
    <style:style style:name="P26" style:family="paragraph" style:parent-style-name="Text_20_body" style:list-style-name="WWNum2">
      <style:paragraph-properties fo:margin-top="0.101cm" fo:margin-bottom="0cm" style:contextual-spacing="false"/>
    </style:style>
    <style:style style:name="P27" style:family="paragraph" style:parent-style-name="Text_20_body" style:list-style-name="WWNum3">
      <style:paragraph-properties fo:margin-top="0cm" fo:margin-bottom="0cm" style:contextual-spacing="false" fo:line-height="100%"/>
    </style:style>
    <style:style style:name="P28" style:family="paragraph" style:parent-style-name="Text_20_body" style:list-style-name="WWNum2">
      <style:paragraph-properties fo:margin-top="0.101cm" fo:margin-bottom="0cm" style:contextual-spacing="false"/>
      <style:text-properties officeooo:paragraph-rsid="00215926"/>
    </style:style>
    <style:style style:name="T1" style:family="text">
      <style:text-properties officeooo:rsid="001e0de5"/>
    </style:style>
    <style:style style:name="T2" style:family="text">
      <style:text-properties officeooo:rsid="001fe429"/>
    </style:style>
    <style:style style:name="T3" style:family="text">
      <style:text-properties style:language-complex="ar" style:country-complex="TN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weight="bold" style:font-weight-asian="bold" style:language-complex="ar" style:country-complex="TN"/>
    </style:style>
    <style:style style:name="T9" style:family="text">
      <style:text-properties officeooo:rsid="00239244"/>
    </style:style>
    <style:style style:name="T10" style:family="text">
      <style:text-properties fo:font-weight="bold" style:font-weight-asian="bold" style:language-complex="ar" style:country-complex="TN" style:font-weight-complex="bold"/>
    </style:style>
    <style:style style:name="T11" style:family="text">
      <style:text-properties style:text-underline-style="solid" style:text-underline-width="auto" style:text-underline-color="font-color" style:language-complex="ar" style:country-complex="TN"/>
    </style:style>
    <style:style style:name="T12" style:family="text">
      <style:text-properties officeooo:rsid="00215926" style:language-complex="ar" style:country-complex="T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Book Antiqua" fo:language="fr" fo:country="FR" style:font-name-asian="Calibri1" style:language-asian="fr" style:country-asian="FR" style:font-name-complex="Calibri1" style:language-complex="ar" style:country-complex="TN"/>
    </style:style>
    <style:style style:name="T15" style:family="text">
      <style:text-properties fo:language="zxx" fo:country="none" style:text-underline-style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se de données : <text:span text:style-name="T1">Série</text:span> n°<text:span text:style-name="T2">6</text:span></text:h>
      <text:h text:style-name="P2" text:outline-level="2">Exercice 1</text:h>
      <text:p text:style-name="P3" loext:marker-style-name="T3"><text:span text:style-name="T3">Soit la base de données intitulée "</text:span><text:span text:style-name="T4">Club_Robotique</text:span><text:span text:style-name="T3">" permettant à un club d’amateurs de robotique de gérer leurs activités. Cette base de données est d écrite par la représentation textuelle simplifiée suivante : <text:s/></text:span></text:p>
      <text:p text:style-name="P4" loext:marker-style-name="T3"><text:span text:style-name="T5">ROBOT</text:span> (<text:span text:style-name="T6">IdRob</text:span>, NomRob) </text:p>
      <text:p text:style-name="P4" loext:marker-style-name="T3"><text:span text:style-name="T5">FABRICANT</text:span> (<text:span text:style-name="T6">IdFab</text:span>, LibFab) </text:p>
      <text:p text:style-name="P4" loext:marker-style-name="T3"><text:span text:style-name="T5">COMPOSANT</text:span> (<text:span text:style-name="T6">CodeComp</text:span>, LibComp, PoidsComp, PrixComp, IdFab#) </text:p>
      <text:p text:style-name="P4" loext:marker-style-name="T3"><text:span text:style-name="T5">MEMBRE</text:span> (<text:span text:style-name="T6">IdMemb</text:span>, NomMemb, PreMemb) </text:p>
      <text:p text:style-name="P4" loext:marker-style-name="T3"><text:span text:style-name="T5">MONTAGE</text:span> (<text:span text:style-name="T6">IdRob</text:span><text:span text:style-name="T7">#</text:span><text:span text:style-name="T6">, CodeComp</text:span><text:span text:style-name="T7">#</text:span><text:span text:style-name="T6">, IdMemb</text:span>, DateMont) </text:p>
      <text:p text:style-name="P5" loext:marker-style-name="T3"><text:span text:style-name="T8">Description des colonnes</text:span><text:span text:style-name="T8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8">Nom</text:span></text:p>
          </table:table-cell>
          <table:table-cell table:style-name="Tableau1.B1" office:value-type="string">
            <text:p text:style-name="P6"><text:span text:style-name="T8">Description</text:span></text:p>
          </table:table-cell>
        </table:table-row>
        <table:table-row table:style-name="Tableau1.1">
          <table:table-cell table:style-name="Tableau1.A2" office:value-type="string">
            <text:p text:style-name="P7">IdRob </text:p>
          </table:table-cell>
          <table:table-cell table:style-name="Tableau1.B2" office:value-type="string">
            <text:p text:style-name="P8"><text:span text:style-name="T3">Identifiant du robot </text:span></text:p>
          </table:table-cell>
        </table:table-row>
        <table:table-row table:style-name="Tableau1.1">
          <table:table-cell table:style-name="Tableau1.A3" office:value-type="string">
            <text:p text:style-name="P9">NomRob </text:p>
          </table:table-cell>
          <table:table-cell table:style-name="Tableau1.B3" office:value-type="string">
            <text:p text:style-name="P10"><text:span text:style-name="T3">Nom du robot </text:span></text:p>
          </table:table-cell>
        </table:table-row>
        <table:table-row table:style-name="Tableau1.1">
          <table:table-cell table:style-name="Tableau1.A4" office:value-type="string">
            <text:p text:style-name="P9">IdFab </text:p>
          </table:table-cell>
          <table:table-cell table:style-name="Tableau1.B4" office:value-type="string">
            <text:p text:style-name="P10"><text:span text:style-name="T3">Identifiant du fabricant des composants </text:span></text:p>
          </table:table-cell>
        </table:table-row>
        <table:table-row table:style-name="Tableau1.1">
          <table:table-cell table:style-name="Tableau1.A5" office:value-type="string">
            <text:p text:style-name="P9">LibFab </text:p>
          </table:table-cell>
          <table:table-cell table:style-name="Tableau1.B5" office:value-type="string">
            <text:p text:style-name="P10"><text:span text:style-name="T3">Libellé du fabricant des composants </text:span></text:p>
          </table:table-cell>
        </table:table-row>
        <table:table-row table:style-name="Tableau1.1">
          <table:table-cell table:style-name="Tableau1.A6" office:value-type="string">
            <text:p text:style-name="P9">CodeComp </text:p>
          </table:table-cell>
          <table:table-cell table:style-name="Tableau1.B6" office:value-type="string">
            <text:p text:style-name="P10"><text:span text:style-name="T3">Code du composant monté <text:s/></text:span></text:p>
          </table:table-cell>
        </table:table-row>
        <table:table-row table:style-name="Tableau1.1">
          <table:table-cell table:style-name="Tableau1.A7" office:value-type="string">
            <text:p text:style-name="P9">LibComp </text:p>
          </table:table-cell>
          <table:table-cell table:style-name="Tableau1.B7" office:value-type="string">
            <text:p text:style-name="P10"><text:span text:style-name="T3">Nom du composant monté <text:s/></text:span></text:p>
          </table:table-cell>
        </table:table-row>
        <table:table-row table:style-name="Tableau1.1">
          <table:table-cell table:style-name="Tableau1.A8" office:value-type="string">
            <text:p text:style-name="P9">PoidsComp </text:p>
          </table:table-cell>
          <table:table-cell table:style-name="Tableau1.B8" office:value-type="string">
            <text:p text:style-name="P10"><text:span text:style-name="T3">Poids du composant exprimé en grammes </text:span></text:p>
          </table:table-cell>
        </table:table-row>
        <table:table-row table:style-name="Tableau1.1">
          <table:table-cell table:style-name="Tableau1.A9" office:value-type="string">
            <text:p text:style-name="P9">PrixComp </text:p>
          </table:table-cell>
          <table:table-cell table:style-name="Tableau1.B9" office:value-type="string">
            <text:p text:style-name="P10"><text:span text:style-name="T3">Prix du composant exprimé en dinars <text:s/></text:span></text:p>
          </table:table-cell>
        </table:table-row>
        <table:table-row table:style-name="Tableau1.1">
          <table:table-cell table:style-name="Tableau1.A10" office:value-type="string">
            <text:p text:style-name="P9">IdMemb </text:p>
          </table:table-cell>
          <table:table-cell table:style-name="Tableau1.B10" office:value-type="string">
            <text:p text:style-name="P10"><text:span text:style-name="T3">Identifiant du membre du club <text:s/></text:span></text:p>
          </table:table-cell>
        </table:table-row>
        <table:table-row table:style-name="Tableau1.1">
          <table:table-cell table:style-name="Tableau1.A11" office:value-type="string">
            <text:p text:style-name="P9">NomMemb </text:p>
          </table:table-cell>
          <table:table-cell table:style-name="Tableau1.B11" office:value-type="string">
            <text:p text:style-name="P10"><text:span text:style-name="T3">Nom du membre du club <text:s/></text:span></text:p>
          </table:table-cell>
        </table:table-row>
        <table:table-row table:style-name="Tableau1.1">
          <table:table-cell table:style-name="Tableau1.A12" office:value-type="string">
            <text:p text:style-name="P9">PreMemb </text:p>
          </table:table-cell>
          <table:table-cell table:style-name="Tableau1.B12" office:value-type="string">
            <text:p text:style-name="P10"><text:span text:style-name="T3">Prénom du membre du club <text:s/></text:span></text:p>
          </table:table-cell>
        </table:table-row>
        <table:table-row table:style-name="Tableau1.1">
          <table:table-cell table:style-name="Tableau1.A13" office:value-type="string">
            <text:p text:style-name="P9">DateMemb </text:p>
          </table:table-cell>
          <table:table-cell table:style-name="Tableau1.B13" office:value-type="string">
            <text:p text:style-name="P10"><text:span text:style-name="T3">Date du montage du composant <text:s/></text:span></text:p>
          </table:table-cell>
        </table:table-row>
      </table:table>
      <text:p text:style-name="P3" loext:marker-style-name="T3"><text:span text:style-name="T3">Écrire les requêtes SQL permettant de répondre aux questions suivantes : <text:s/></text:span><text:span text:style-name="T3"/></text:p>
      <text:list text:style-name="L1">
        <text:list-item>
          <text:p text:style-name="P11"><text:span text:style-name="T3">Afficher la liste des membres qui ont participé dans le montage du robot identifié par "</text:span><text:span text:style-name="T8">R101</text:span><text:span text:style-name="T3">". On affichera leurs noms et prénoms classés par ordre croissant du nom puis du prénom. <text:s text:c="2"/></text:span></text:p>
        </text:list-item>
        <text:list-item>
          <text:p text:style-name="P11"><text:span text:style-name="T3">Afficher les noms des robots dans lesquels on a monté le composant ayant comme libellé "</text:span><text:span text:style-name="T8">caméra infrarouge</text:span><text:span text:style-name="T3">". <text:s/></text:span></text:p>
        </text:list-item>
        <text:list-item>
          <text:p text:style-name="P11"><text:span text:style-name="T3">Afficher le nombre de composants ayant le libellé "</text:span><text:span text:style-name="T8">capteur de couleurs</text:span><text:span text:style-name="T3">" montés pendant l’année </text:span><text:span text:style-name="T8">2024</text:span><text:span text:style-name="T3">. <text:s text:c="2"/></text:span></text:p>
        </text:list-item>
        <text:list-item>
          <text:p text:style-name="P11">Afficher pour chaque robot, le nombre de composants montés ainsi que le prix total de ces composants. <text:s/><text:span text:style-name="T3"/></text:p>
        </text:list-item>
        <text:list-item>
          <text:p text:style-name="P11"><text:span text:style-name="T3">Afficher les informations des membres qui ont participé dans le montage de plus que </text:span><text:span text:style-name="T8">5</text:span><text:span text:style-name="T3"> robots durant le mois de </text:span><text:span text:style-name="T8">février 2024</text:span><text:span text:style-name="T3">. On affichera le nom et le prénom du membre. <text:s/></text:span></text:p>
        </text:list-item>
      </text:list>
      <text:h text:style-name="Heading_20_2" text:outline-level="2"><text:soft-page-break/><text:span text:style-name="T9">E</text:span>xercice 2</text:h>
      <text:h text:style-name="Heading_20_3" text:outline-level="3">Partie 1</text:h>
      <text:p text:style-name="Text_20_body"><text:span text:style-name="T3">La boite de développement </text:span><text:span text:style-name="T10">TuniSoft</text:span><text:span text:style-name="T3"> exploite une base de données intitulée "</text:span><text:span text:style-name="T10">soft_dev</text:span><text:span text:style-name="T3">" pour gérer ces projets de développement de logiciels. La base est décrite par la représentation textuelle simplifiée suivante :</text:span></text:p>
      <text:p text:style-name="P12">Developpeur(<text:span text:style-name="T6">NumDev</text:span>, NomDev, AdrDev, MailDev)</text:p>
      <text:p text:style-name="P13">Projet(<text:span text:style-name="T6">NumPro</text:span>, TitrePro, DateDeb, EtatPro)</text:p>
      <text:p text:style-name="P13">Logiciel(<text:span text:style-name="T6">CodeLog</text:span>, NomLog, PrixLog, NumPro#)</text:p>
      <text:p text:style-name="P13">Realisation(<text:span text:style-name="T6">NumPro#, NumDev#</text:span>, Tache)</text:p>
      <text:p text:style-name="P13">Client(<text:span text:style-name="T6">NumCl</text:span>, NomCl, AdrCl, MailCl)</text:p>
      <text:p text:style-name="P13">ProjetClient(<text:span text:style-name="T6">NumPro#, NumCl#</text:span>)</text:p>
      <text:p text:style-name="P14">Description des champ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15">Champ</text:p>
                </table:table-cell>
                <table:table-cell table:style-name="Tableau2.B1" office:value-type="string">
                  <text:p text:style-name="P15">Description</text:p>
                </table:table-cell>
              </table:table-row>
              <table:table-row table:style-name="Tableau2.1">
                <table:table-cell table:style-name="Tableau2.A2" office:value-type="string">
                  <text:p text:style-name="P16">NumDev</text:p>
                </table:table-cell>
                <table:table-cell table:style-name="Tableau2.B2" office:value-type="string">
                  <text:p text:style-name="P17">Identifiant unique développeur</text:p>
                </table:table-cell>
              </table:table-row>
              <table:table-row table:style-name="Tableau2.1">
                <table:table-cell table:style-name="Tableau2.A3" office:value-type="string">
                  <text:p text:style-name="P16">NomDev</text:p>
                </table:table-cell>
                <table:table-cell table:style-name="Tableau2.B3" office:value-type="string">
                  <text:p text:style-name="P17">Nom du développeur</text:p>
                </table:table-cell>
              </table:table-row>
              <table:table-row table:style-name="Tableau2.1">
                <table:table-cell table:style-name="Tableau2.A4" office:value-type="string">
                  <text:p text:style-name="P16">AdrDev</text:p>
                </table:table-cell>
                <table:table-cell table:style-name="Tableau2.B4" office:value-type="string">
                  <text:p text:style-name="P17">Adresse postale</text:p>
                </table:table-cell>
              </table:table-row>
              <table:table-row table:style-name="Tableau2.1">
                <table:table-cell table:style-name="Tableau2.A5" office:value-type="string">
                  <text:p text:style-name="P16">MailDev</text:p>
                </table:table-cell>
                <table:table-cell table:style-name="Tableau2.B5" office:value-type="string">
                  <text:p text:style-name="P17">Adresse mail développeur</text:p>
                </table:table-cell>
              </table:table-row>
              <table:table-row table:style-name="Tableau2.1">
                <table:table-cell table:style-name="Tableau2.A6" office:value-type="string">
                  <text:p text:style-name="P16">NumPro</text:p>
                </table:table-cell>
                <table:table-cell table:style-name="Tableau2.B6" office:value-type="string">
                  <text:p text:style-name="P17">Numéro du projet</text:p>
                </table:table-cell>
              </table:table-row>
              <table:table-row table:style-name="Tableau2.1">
                <table:table-cell table:style-name="Tableau2.A7" office:value-type="string">
                  <text:p text:style-name="P16">TitrePro</text:p>
                </table:table-cell>
                <table:table-cell table:style-name="Tableau2.B7" office:value-type="string">
                  <text:p text:style-name="P17">Titre du projet</text:p>
                </table:table-cell>
              </table:table-row>
              <table:table-row table:style-name="Tableau2.1">
                <table:table-cell table:style-name="Tableau2.A8" office:value-type="string">
                  <text:p text:style-name="P16">DateDeb</text:p>
                </table:table-cell>
                <table:table-cell table:style-name="Tableau2.B8" office:value-type="string">
                  <text:p text:style-name="P17">Date de début du projet</text:p>
                </table:table-cell>
              </table:table-row>
            </table:table>
            <text:p text:style-name="Text_20_body"/>
          </table:table-cell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5">Champ</text:p>
                </table:table-cell>
                <table:table-cell table:style-name="Tableau3.B1" office:value-type="string">
                  <text:p text:style-name="P15">Description</text:p>
                </table:table-cell>
              </table:table-row>
              <table:table-row table:style-name="Tableau3.1">
                <table:table-cell table:style-name="Tableau3.A2" office:value-type="string">
                  <text:p text:style-name="P16">EtatPro</text:p>
                </table:table-cell>
                <table:table-cell table:style-name="Tableau3.B2" office:value-type="string">
                  <text:p text:style-name="P17">État d'avancement du projet</text:p>
                </table:table-cell>
              </table:table-row>
              <table:table-row table:style-name="Tableau3.1">
                <table:table-cell table:style-name="Tableau3.A3" office:value-type="string">
                  <text:p text:style-name="P16">CodeLog</text:p>
                </table:table-cell>
                <table:table-cell table:style-name="Tableau3.B3" office:value-type="string">
                  <text:p text:style-name="P17">Code unique du logiciel</text:p>
                </table:table-cell>
              </table:table-row>
              <table:table-row table:style-name="Tableau3.1">
                <table:table-cell table:style-name="Tableau3.A4" office:value-type="string">
                  <text:p text:style-name="P16">NomLog</text:p>
                </table:table-cell>
                <table:table-cell table:style-name="Tableau3.B4" office:value-type="string">
                  <text:p text:style-name="P17">Nom du logiciel</text:p>
                </table:table-cell>
              </table:table-row>
              <table:table-row table:style-name="Tableau3.1">
                <table:table-cell table:style-name="Tableau3.A5" office:value-type="string">
                  <text:p text:style-name="P16">Tache</text:p>
                </table:table-cell>
                <table:table-cell table:style-name="Tableau3.B5" office:value-type="string">
                  <text:p text:style-name="P17">Tâche du développeur</text:p>
                </table:table-cell>
              </table:table-row>
              <table:table-row table:style-name="Tableau3.1">
                <table:table-cell table:style-name="Tableau3.A6" office:value-type="string">
                  <text:p text:style-name="P16">NomCl</text:p>
                </table:table-cell>
                <table:table-cell table:style-name="Tableau3.B6" office:value-type="string">
                  <text:p text:style-name="P17">Nom du client</text:p>
                </table:table-cell>
              </table:table-row>
              <table:table-row table:style-name="Tableau3.1">
                <table:table-cell table:style-name="Tableau3.A7" office:value-type="string">
                  <text:p text:style-name="P16">AdrCl</text:p>
                </table:table-cell>
                <table:table-cell table:style-name="Tableau3.B7" office:value-type="string">
                  <text:p text:style-name="P17">Adresse du client</text:p>
                </table:table-cell>
              </table:table-row>
              <table:table-row table:style-name="Tableau3.1">
                <table:table-cell table:style-name="Tableau3.A8" office:value-type="string">
                  <text:p text:style-name="P16">MailCl</text:p>
                </table:table-cell>
                <table:table-cell table:style-name="Tableau3.B8" office:value-type="string">
                  <text:p text:style-name="P17">Adresse mail du client</text:p>
                </table:table-cell>
              </table:table-row>
            </table:table>
            <text:p text:style-name="Text_20_body"/>
          </table:table-cell>
        </table:table-row>
      </table:table>
      <text:p text:style-name="P18">Écrire des requêtes SQL pour répondre aux situations suivantes :</text:p>
      <text:list text:style-name="WWNum1">
        <text:list-item>
          <text:p text:style-name="P19"><text:span text:style-name="T3">Par faute ou par omission, l'administrateur de la base de données (DBA) a oublié de préciser que le champ </text:span><text:span text:style-name="T10">PrixLog</text:span><text:span text:style-name="T3"> doit être de type </text:span><text:span text:style-name="T10">Décimal(8, 3)</text:span><text:span text:style-name="T3">, </text:span><text:span text:style-name="T10">positif</text:span><text:span text:style-name="T3"> et </text:span><text:span text:style-name="T10">obligatoire</text:span><text:span text:style-name="T3">.</text:span></text:p>
        </text:list-item>
        <text:list-item>
          <text:p text:style-name="P19"><text:span text:style-name="T3">Afin de faciliter la communication entre les développeurs, le DBA a décidé d'ajouter le champ </text:span><text:span text:style-name="T10">TelDev</text:span><text:span text:style-name="T3">, ayant les caractéristiques suivantes à la table </text:span><text:span text:style-name="T10">Developpeur</text:span><text:span text:style-name="T3">.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5">Champ</text:p>
          </table:table-cell>
          <table:table-cell table:style-name="Tableau5.A1" office:value-type="string">
            <text:p text:style-name="P15">Type</text:p>
          </table:table-cell>
          <table:table-cell table:style-name="Tableau5.A1" office:value-type="string">
            <text:p text:style-name="P15">Obligatoire</text:p>
          </table:table-cell>
          <table:table-cell table:style-name="Tableau5.D1" office:value-type="string">
            <text:p text:style-name="P15">Val. Autorisées</text:p>
          </table:table-cell>
        </table:table-row>
        <table:table-row table:style-name="Tableau5.1">
          <table:table-cell table:style-name="Tableau5.A2" office:value-type="string">
            <text:p text:style-name="P17">TelDev</text:p>
          </table:table-cell>
          <table:table-cell table:style-name="Tableau5.B2" office:value-type="string">
            <text:p text:style-name="P17">Texte(8)</text:p>
          </table:table-cell>
          <table:table-cell table:style-name="Tableau5.C2" office:value-type="string">
            <text:p text:style-name="P17">Oui<text:span text:style-name="T3"> </text:span>(sans doublons)</text:p>
          </table:table-cell>
          <table:table-cell table:style-name="Tableau5.D2" office:value-type="string">
            <text:p text:style-name="P17">Commence par "2", "4", "5" ou "9"</text:p>
          </table:table-cell>
        </table:table-row>
      </table:table>
      <text:list text:continue-numbering="true" text:style-name="WWNum1">
        <text:list-item>
          <text:p text:style-name="P19"><text:span text:style-name="T3">Le DBA veut aussi le supprimer le champ </text:span><text:span text:style-name="T10">AdrDev</text:span><text:span text:style-name="T3"> de la table </text:span><text:span text:style-name="T10">Developpeur</text:span><text:span text:style-name="T3"> (adresse postale d'un développeur) qu'il a jugé est inutile.</text:span></text:p>
        </text:list-item>
        <text:list-item>
          <text:p text:style-name="P19"><text:span text:style-name="T3">Au lieu de définir le champ </text:span><text:span text:style-name="T10">CodeLog</text:span><text:span text:style-name="T3"> comme clé primaire de la table </text:span><text:span text:style-name="T10">Logiciel</text:span><text:span text:style-name="T3">, et le champ </text:span><text:span text:style-name="T10">NumPro</text:span><text:span text:style-name="T3"> comme clé étrangère, le DBA les a inversées. Maintenant, il souhaite rectifier sa faute.</text:span></text:p>
        </text:list-item>
        <text:list-item>
          <text:p text:style-name="P19"><text:span text:style-name="T3">En parcourant les données des développeurs, dans la table </text:span><text:span text:style-name="T10">Developpeur</text:span><text:span text:style-name="T3">, le DBA a trouvé des duplications dans le champ </text:span><text:span text:style-name="T10">MailDev</text:span><text:span text:style-name="T3">. Normalement, ce champ est optionnel et n'accepte pas les doublons.</text:span></text:p>
        </text:list-item>
        <text:list-item>
          <text:p text:style-name="P20"><text:span text:style-name="T3">Le cycle de développement d'un logiciel comprend plusieurs phases : Dev, Alpha, Beta, RC, Release. Pour cela, on veut ajouter la table </text:span><text:span text:style-name="T10">LogicielBuild</text:span><text:span text:style-name="T3"> : LogicielBuild(</text:span><text:span text:style-name="T11">BuildNum</text:span><text:span text:style-name="T3">, CodeLog#, Phase, BuildDate, Version, Subver)</text:span>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office:value-type="string">
            <text:p text:style-name="P15">Champ</text:p>
          </table:table-cell>
          <table:table-cell table:style-name="Tableau6.A1" office:value-type="string">
            <text:p text:style-name="P15">Description</text:p>
          </table:table-cell>
          <table:table-cell table:style-name="Tableau6.A1" office:value-type="string">
            <text:p text:style-name="P15">Type</text:p>
          </table:table-cell>
          <table:table-cell table:style-name="Tableau6.A1" office:value-type="string">
            <text:p text:style-name="P15"><text:span text:style-name="T2">Val.</text:span></text:p>
          </table:table-cell>
          <table:table-cell table:style-name="Tableau6.A1" office:value-type="string">
            <text:p text:style-name="P15">O.</text:p>
          </table:table-cell>
          <table:table-cell table:style-name="Tableau6.F1" office:value-type="string">
            <text:p text:style-name="P15">Val. Autorisées</text:p>
          </table:table-cell>
        </table:table-row>
        <table:table-row table:style-name="Tableau6.1">
          <table:table-cell table:style-name="Tableau6.A2" office:value-type="string">
            <text:p text:style-name="P17">BuildNum</text:p>
          </table:table-cell>
          <table:table-cell table:style-name="Tableau6.B2" office:value-type="string">
            <text:p text:style-name="P17">Numéro du build</text:p>
          </table:table-cell>
          <table:table-cell table:style-name="Tableau6.C2" table:number-columns-spanned="4" office:value-type="string">
            <text:p text:style-name="P17">Entier (auto-incrémenté)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3" office:value-type="string">
            <text:p text:style-name="P17">Phase</text:p>
          </table:table-cell>
          <table:table-cell table:style-name="Tableau6.B3" office:value-type="string">
            <text:p text:style-name="P17">Phase d'un logiciel</text:p>
          </table:table-cell>
          <table:table-cell table:style-name="Tableau6.C3" office:value-type="string">
            <text:p text:style-name="P17">Enuméré</text:p>
          </table:table-cell>
          <table:table-cell table:style-name="Tableau6.D3" office:value-type="string">
            <text:p text:style-name="P17">"Dev"</text:p>
          </table:table-cell>
          <table:table-cell table:style-name="Tableau6.E3" office:value-type="string">
            <text:p text:style-name="P21">Oui</text:p>
          </table:table-cell>
          <table:table-cell table:style-name="Tableau6.F3" office:value-type="string">
            <text:p text:style-name="P17">"Dev", "Alpha", "Beta", "RC", "Release"</text:p>
          </table:table-cell>
        </table:table-row>
        <table:table-row table:style-name="Tableau6.1">
          <table:table-cell table:style-name="Tableau6.A4" office:value-type="string">
            <text:p text:style-name="P17">BuildDate</text:p>
          </table:table-cell>
          <table:table-cell table:style-name="Tableau6.B4" office:value-type="string">
            <text:p text:style-name="P17">Date/heure de compilation</text:p>
          </table:table-cell>
          <table:table-cell table:style-name="Tableau6.C4" office:value-type="string">
            <text:p text:style-name="P17">Date/Heure</text:p>
          </table:table-cell>
          <table:table-cell table:style-name="Tableau6.D4" office:value-type="string">
            <text:p text:style-name="P17">Date système</text:p>
          </table:table-cell>
          <table:table-cell table:style-name="Tableau6.E4" office:value-type="string">
            <text:p text:style-name="P21">Oui</text:p>
          </table:table-cell>
          <table:table-cell table:style-name="Tableau6.F4" office:value-type="string">
            <text:p text:style-name="P17"/>
          </table:table-cell>
        </table:table-row>
        <table:table-row table:style-name="Tableau6.1">
          <table:table-cell table:style-name="Tableau6.A5" office:value-type="string">
            <text:p text:style-name="P17">Version</text:p>
          </table:table-cell>
          <table:table-cell table:style-name="Tableau6.B5" office:value-type="string">
            <text:p text:style-name="P17">Numéro de version</text:p>
          </table:table-cell>
          <table:table-cell table:style-name="Tableau6.C5" office:value-type="string">
            <text:p text:style-name="P17">Entier</text:p>
          </table:table-cell>
          <table:table-cell table:style-name="Tableau6.D5" office:value-type="string">
            <text:p text:style-name="P17">1</text:p>
          </table:table-cell>
          <table:table-cell table:style-name="Tableau6.E5" office:value-type="string">
            <text:p text:style-name="P21">Oui</text:p>
          </table:table-cell>
          <table:table-cell table:style-name="Tableau6.F5" office:value-type="string">
            <text:p text:style-name="P17">&gt;= 0</text:p>
          </table:table-cell>
        </table:table-row>
        <table:table-row table:style-name="Tableau6.1">
          <table:table-cell table:style-name="Tableau6.A6" office:value-type="string">
            <text:p text:style-name="P17">Subver</text:p>
          </table:table-cell>
          <table:table-cell table:style-name="Tableau6.B6" office:value-type="string">
            <text:p text:style-name="P17">Numéro de sous-version</text:p>
          </table:table-cell>
          <table:table-cell table:style-name="Tableau6.C6" office:value-type="string">
            <text:p text:style-name="P17">Entier</text:p>
          </table:table-cell>
          <table:table-cell table:style-name="Tableau6.D6" office:value-type="string">
            <text:p text:style-name="P17">0</text:p>
          </table:table-cell>
          <table:table-cell table:style-name="Tableau6.E6" office:value-type="string">
            <text:p text:style-name="P21">Non</text:p>
          </table:table-cell>
          <table:table-cell table:style-name="Tableau6.F6" office:value-type="string">
            <text:p text:style-name="P17">&gt;= 0</text:p>
          </table:table-cell>
        </table:table-row>
      </table:table>
      <text:h text:style-name="Heading_20_3" text:outline-level="3">Partie 2</text:h>
      <text:p text:style-name="Text_20_body"><text:span text:style-name="T3">Après la mise au point de la base, la représentation textuelle simplifiée finale de "</text:span><text:span text:style-name="T10">soft_dev</text:span><text:span text:style-name="T3">" </text:span><text:span text:style-name="T12">est </text:span><text:span text:style-name="T3">:</text:span></text:p>
      <text:p text:style-name="P22">Developpeur(<text:span text:style-name="T6">NumDev</text:span>, NomDev, MailDev, TelDev)</text:p>
      <text:p text:style-name="P23">Projet(<text:span text:style-name="T6">NumPro</text:span>, TitrePro, DateDeb, EtatPro)</text:p>
      <text:p text:style-name="P23">Logiciel(<text:span text:style-name="T6">CodeLog</text:span>, NomLog, PrixLog, NumPro#)</text:p>
      <text:p text:style-name="P23">LogicielBuild(<text:span text:style-name="T6">BuildNum</text:span>, CodeLog#, Phase, BuildDate, Version, Subver)</text:p>
      <text:p text:style-name="P23">Realisation(<text:span text:style-name="T6">NumPro#, NumDev#</text:span>, Tache)</text:p>
      <text:p text:style-name="P23">Client(<text:span text:style-name="T6">NumCl</text:span>, NomCl, AdrCl, MailCl)</text:p>
      <text:p text:style-name="P23">ProjetClient(<text:span text:style-name="T6">NumPro#, NumCl#</text:span>)</text:p>
      <text:p text:style-name="Text_20_body">Écrire les requêtes SQL suivantes :<text:span text:style-name="T3"/></text:p>
      <text:list text:style-name="WWNum2">
        <text:list-item>
          <text:p text:style-name="P24"><text:span text:style-name="T3">L'entreprise vient de signer le projet de développement d'une application web pour la société "</text:span><text:span text:style-name="T10">PlastiProd</text:span><text:span text:style-name="T3">". </text:span><text:span text:style-name="T13">Insérer les informations suivantes dans les tables adéquates.</text:span></text:p>
        </text:list-item>
      </text:list>
      <text:p text:style-name="P25"><text:span text:style-name="T13">Numéro client : </text:span><text:tab/>PP0001</text:p>
      <text:p text:style-name="P25"><text:span text:style-name="T13">Nom du client :</text:span> <text:tab/>PlastiProd Inc</text:p>
      <text:p text:style-name="P25"><text:span text:style-name="T13">Adresse : </text:span><text:tab/>Sousse</text:p>
      <text:p text:style-name="P25"><text:span text:style-name="T10">Email : </text:span><text:span text:style-name="T3"><text:tab/></text:span><text:a xlink:type="simple" xlink:href="mailto:direction@plastiprod.com" text:style-name="Internet_20_link" text:visited-style-name="Visited_20_Internet_20_Link"><text:span text:style-name="Internet_20_link"><text:span text:style-name="T14">direction@plastiprod.com</text:span></text:span></text:a></text:p>
      <text:p text:style-name="P25"><text:span text:style-name="T13">Numéro du projet :</text:span> <text:tab/>PP1001</text:p>
      <text:p text:style-name="P25"><text:span text:style-name="T13">Titre du projet : </text:span><text:tab/>Plateforme de gestion de la qualité</text:p>
      <text:p text:style-name="P25"><text:span text:style-name="T13">Date début du projet : </text:span><text:tab/>06/01/2025</text:p>
      <text:p text:style-name="P25"><text:span text:style-name="T13">État du projet : </text:span><text:tab/>En cours</text:p>
      <text:p text:style-name="P25"><text:span text:style-name="T13">Code Logiciel :</text:span><text:tab/>WA005 </text:p>
      <text:p text:style-name="P25"><text:span text:style-name="T13">Nom du logiciel :</text:span> <text:tab/>PlastiProd Quality Soft</text:p>
      <text:p text:style-name="P25"><text:span text:style-name="T13">Prix du logiciel :</text:span> <text:tab/>20 000 DT</text:p>
      <text:list text:continue-numbering="true" text:style-name="WWNum2">
        <text:list-item>
          <text:p text:style-name="P26"><text:span text:style-name="T3">Le projet "</text:span><text:span text:style-name="T10">Global ERP</text:span><text:span text:style-name="T3">" ayant comme numéro "</text:span><text:span text:style-name="T10">GE1003</text:span><text:span text:style-name="T3">" a été "</text:span><text:span text:style-name="T10">Suspendu</text:span><text:span text:style-name="T3">", à la suite des problèmes de financement rencontrées avec le client. </text:span><text:span text:style-name="T13">Mettre à jour l'état du projet.</text:span></text:p>
        </text:list-item>
        <text:list-item>
          <text:p text:style-name="P26"><text:span text:style-name="T3">Les compilations du logiciel </text:span><text:span text:style-name="T10">LogicielBuild</text:span><text:span text:style-name="T3"> (</text:span><text:span text:style-name="T10">CodeLog</text:span><text:span text:style-name="T3"> PP1001), du mois dernier, sont devenues obsolètes. </text:span><text:span text:style-name="T13">Supprimer les données inutiles de la table.</text:span></text:p>
        </text:list-item>
        <text:list-item>
          <text:p text:style-name="P26"><text:soft-page-break/><text:span text:style-name="T3">La société "</text:span><text:span text:style-name="T10">TnGaz</text:span><text:span text:style-name="T3">" a investit 30 000 DT supplémentaires dans l'amélioration et la mise au point du logiciel </text:span><text:span text:style-name="T10">CodeLog</text:span><text:span text:style-name="T3"> "</text:span><text:span text:style-name="T10">TG901</text:span><text:span text:style-name="T3">". Un développeur a été recruté </text:span><text:span text:style-name="T12">pour ce</text:span><text:span text:style-name="T3"> projet portant ce même </text:span><text:span text:style-name="T10">NumPro</text:span><text:span text:style-name="T3">.</text:span></text:p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15">Numéro</text:p>
          </table:table-cell>
          <table:table-cell table:style-name="Tableau7.A1" office:value-type="string">
            <text:p text:style-name="P15">Nom &amp; Prénom</text:p>
          </table:table-cell>
          <table:table-cell table:style-name="Tableau7.A1" office:value-type="string">
            <text:p text:style-name="P15">Email</text:p>
          </table:table-cell>
          <table:table-cell table:style-name="Tableau7.A1" office:value-type="string">
            <text:p text:style-name="P15">Téléphone</text:p>
          </table:table-cell>
          <table:table-cell table:style-name="Tableau7.E1" office:value-type="string">
            <text:p text:style-name="P15">Tâche</text:p>
          </table:table-cell>
        </table:table-row>
        <table:table-row table:style-name="Tableau7.1">
          <table:table-cell table:style-name="Tableau7.A2" office:value-type="string">
            <text:p text:style-name="P17">DEV017</text:p>
          </table:table-cell>
          <table:table-cell table:style-name="Tableau7.B2" office:value-type="string">
            <text:p text:style-name="P16">Thouraya Hamed</text:p>
          </table:table-cell>
          <table:table-cell table:style-name="Tableau7.C2" office:value-type="string">
            <text:p text:style-name="P17"><text:span text:style-name="Internet_20_link"><text:span text:style-name="T15">thouraya@tunisoft.com</text:span></text:span></text:p>
          </table:table-cell>
          <table:table-cell table:style-name="Tableau7.D2" office:value-type="string">
            <text:p text:style-name="P17">52520025</text:p>
          </table:table-cell>
          <table:table-cell table:style-name="Tableau7.E2" office:value-type="string">
            <text:p text:style-name="P17">UI/UX expert</text:p>
          </table:table-cell>
        </table:table-row>
      </table:table>
      <text:p text:style-name="Text_20_body"><text:tab/><text:span text:style-name="T13">Insérer ces informations dans les tables adéquates.</text:span><text:span text:style-name="T10"/></text:p>
      <text:list xml:id="list174346166076709" text:continue-numbering="true" text:style-name="WWNum2">
        <text:list-item>
          <text:p text:style-name="P26"><text:span text:style-name="T3">Afficher la liste des projets "</text:span><text:span text:style-name="T10">En cours</text:span><text:span text:style-name="T3">" du client "</text:span><text:span text:style-name="T10">TnGaz</text:span><text:span text:style-name="T3">" (NumPro, TitrePro, DateDeb, EtatPro). </text:span></text:p>
        </text:list-item>
        <text:list-item>
          <text:p text:style-name="P26"><text:span text:style-name="T3">Afficher les logiciels (NumPro, NomCl, NomLog, PrixLog) appartenant aux projets "</text:span><text:span text:style-name="T10">Gestion de stocks</text:span><text:span text:style-name="T3">" par ordre alphabétique croissant du </text:span><text:span text:style-name="T10">NomCl</text:span><text:span text:style-name="T3"> puis par ordre décroissant du </text:span><text:span text:style-name="T10">PrixLog</text:span><text:span text:style-name="T3">. </text:span></text:p>
        </text:list-item>
        <text:list-item>
          <text:p text:style-name="P26"><text:span text:style-name="T3">Afficher la liste des projets "</text:span><text:span text:style-name="T10">Suspendu</text:span><text:span text:style-name="T3">"s qui ont été initiés (</text:span><text:span text:style-name="T10">DateDeb</text:span><text:span text:style-name="T3">) l'année dernière par ordre chronologique croissant.</text:span></text:p>
        </text:list-item>
        <text:list-item>
          <text:p text:style-name="P26">Afficher les logiciels qui ont cumulé plus de 10 builds durant les derniers 90 jours. (NomLog, NbreBuilds)<text:span text:style-name="T3"/></text:p>
        </text:list-item>
        <text:list-item>
          <text:p text:style-name="P26"><text:span text:style-name="T3">Afficher la liste des développeurs impliqués dans le projet "</text:span><text:span text:style-name="T10">TG901</text:span><text:span text:style-name="T3">" du client "</text:span><text:span text:style-name="T10">TnGaz</text:span><text:span text:style-name="T3">". (NumDev, NomDev, TelDev, Tache)</text:span></text:p>
        </text:list-item>
        <text:list-item>
          <text:p text:style-name="P26">Afficher le nombre de développeurs impliqués dans chaque projet. (NumPro, NbreDev)<text:span text:style-name="T3"/></text:p>
        </text:list-item>
        <text:list-item>
          <text:p text:style-name="P26">Afficher la liste des développeurs qui ne participent à aucun projet.<text:span text:style-name="T3"/></text:p>
        </text:list-item>
        <text:list-item>
          <text:p text:style-name="P26"><text:span text:style-name="T3">Afficher le nombre de projets dans lesquels participe le développeur "</text:span><text:span text:style-name="T10">Saber Mhadhbi</text:span><text:span text:style-name="T3">". Un développeur peut participer dans plusieurs tâches dans un même projet.</text:span></text:p>
        </text:list-item>
        <text:list-item>
          <text:p text:style-name="P26">Afficher le nombre de logiciels par projet en ordre décroissant du nombre de logiciels. (NumPro, NbreLogiciels)<text:span text:style-name="T3"/></text:p>
        </text:list-item>
        <text:list-item>
          <text:p text:style-name="P26"><text:span text:style-name="T3">Afficher la liste des logiciels dont le Prix dépasse celui du logiciel dont le code est "</text:span><text:span text:style-name="T10">WA009</text:span><text:span text:style-name="T3">".</text:span></text:p>
        </text:list-item>
        <text:list-item>
          <text:p text:style-name="P26"><text:span text:style-name="T3">Afficher les informations de la dernière "</text:span><text:span text:style-name="T10">Release</text:span><text:span text:style-name="T3">" du logiciel "</text:span><text:span text:style-name="T10">WA005</text:span><text:span text:style-name="T3">". (NomLog, PrixLog, BuildDate, Version, Subver) </text:span></text:p>
        </text:list-item>
      </text:list>
      <text:list text:style-name="WWNum3">
        <text:list-item>
          <text:p text:style-name="P27"><text:span text:style-name="T3">Plusieurs logiciel builds sont possibles pour une même valeur de </text:span><text:span text:style-name="T10">Version</text:span><text:span text:style-name="T3"> et </text:span><text:span text:style-name="T10">Subver</text:span><text:span text:style-name="T3">. </text:span></text:p>
        </text:list-item>
        <text:list-item>
          <text:p text:style-name="P27"><text:span text:style-name="T3">La dernière version </text:span><text:span text:style-name="T10">est la plus récente</text:span><text:span text:style-name="T3"> avec une </text:span><text:span text:style-name="T10">Version</text:span><text:span text:style-name="T3"> et une </text:span><text:span text:style-name="T10">Subver</text:span><text:span text:style-name="T3"> maximales.</text:span></text:p>
        </text:list-item>
      </text:list>
      <text:list text:continue-list="list174346166076709" text:style-name="WWNum2">
        <text:list-item>
          <text:p text:style-name="P26"><text:span text:style-name="T3">Afficher le coût total des logiciels du projet "</text:span><text:span text:style-name="T10">BC005</text:span><text:span text:style-name="T3">". (CoutProjet)</text:span></text:p>
        </text:list-item>
        <text:list-item>
          <text:p text:style-name="P28">Afficher le chiffre d'affaires des clients qui dépassent 100 000 DT pour l'année en cours, en ordre décroissant du chiffre d'affaires. (NumCl, NomCl, ChiffreAff) <text:span text:style-name="T13">Le chiffre d'affaires d'un client est la somme des prix des logiciels développées pour le compte du client.</text:span></text:p>
        </text:list-item>
        <text:list-item>
          <text:p text:style-name="P26">Afficher la liste des développeurs du projet "WA006" et qui n'ont pas participé au projet "WA009".<text:span text:style-name="T3"/></text:p>
        </text:list-item>
        <text:list-item>
          <text:p text:style-name="P26">Afficher la liste des projets qui concerne plus d'un client. (NumPro, NbreClients)<text:span text:style-name="T3"/></text:p>
        </text:list-item>
        <text:list-item>
          <text:p text:style-name="P26">Afficher la durée écoulée, en jours, entre la première et dernière build (en date) de tous les logiciels. (CodeLog, MinBuildDate, MaxBuildDate, Dure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adornments="Normal" style:font-pitch="variable"/>
    <style:font-face style:name="Arial" svg:font-family="Arial" style:font-family-generic="system" style:font-pitch="variable"/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adornments="Norma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letter-kerning="true" style:font-name-asian="Times New Roman" style:font-family-asian="'Times New Roman'" style:font-family-generic-asian="system" style:font-pitch-asian="variable" style:font-size-asian="11pt" style:language-asian="fr" style:country-asian="FR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letter-kerning="true" style:font-name-asian="Times New Roman" style:font-family-asian="'Times New Roman'" style:font-family-generic-asian="system" style:font-pitch-asian="variable" style:font-size-asian="11pt" style:language-asian="fr" style:country-asian="FR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6%" fo:text-align="start" style:justify-single-word="false" fo:orphans="2" fo:widows="2" style:vertical-align="auto"/>
      <style:text-properties fo:color="#000000" loext:opacity="100%" style:font-name="Aptos1" fo:font-family="Aptos" style:font-style-name="Normal" style:font-pitch="variable" fo:font-size="12pt" fo:language="fr" fo:country="FR" style:font-name-asian="Calibri1" style:font-family-asian="Calibri" style:font-family-generic-asian="system" style:font-pitch-asian="variable" style:font-size-asian="12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fo:color="#000000" loext:opacity="100%" style:font-name="Aptos" fo:font-family="Aptos" style:font-pitch="variable" fo:font-size="12pt" fo:language="fr" fo:country="FR" style:font-name-asian="Calibri1" style:font-family-asian="Calibri" style:font-family-generic-asian="system" style:font-pitch-asian="variable" style:font-size-asian="12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Default_20_Paragraph_20_Font" style:display-name="Default Paragraph Font" style:family="text"/>
    <style:style style:name="Paragraphe_20_de_20_liste_20_Car" style:display-name="Paragraphe de liste Car" style:family="text" style:parent-style-name="Default_20_Paragraph_20_Font">
      <style:text-properties style:font-size-complex="12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officeooo:paragraph-rsid="001ba658"/>
    </style:style>
    <style:style style:name="MT1" style:family="text">
      <style:text-properties officeooo:rsid="001fe42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se de données : TP n°<text:span text:style-name="MT1">6</text:span></text:p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7:39:27.462000000</meta:creation-date>
    <dc:title>BookAntiqua Modèle</dc:title>
    <meta:generator>LibreOffice/24.8.4.2$Windows_X86_64 LibreOffice_project/bb3cfa12c7b1bf994ecc5649a80400d06cd71002</meta:generator>
    <meta:editing-duration>PT1H58M7S</meta:editing-duration>
    <meta:editing-cycles>11</meta:editing-cycles>
    <dc:date>2025-02-14T17:43:44.940000000</dc:date>
    <meta:print-date>2025-02-14T17:43:33.428000000</meta:print-date>
    <meta:printed-by>Fichiers PDF</meta:printed-by>
    <meta:document-statistic meta:table-count="7" meta:image-count="0" meta:object-count="0" meta:page-count="4" meta:paragraph-count="187" meta:word-count="1214" meta:character-count="7856" meta:non-whitespace-character-count="6794"/>
    <meta:template xlink:type="simple" xlink:actuate="onRequest" xlink:title="BookAntiqua Modèle" xlink:href="file:///C:/Users/Cyberbox/AppData/Roaming/LibreOffice/4/user/template/BookAntiqua%20Modèle.ott" meta:date="2024-01-09T17:39:26.344000000"/>
  </office:meta>
</office:document-meta>
</file>